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2">
            <text:p>cpu(float)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office:value-type="float" office:value="256" table:style-name="ce2">
            <text:p>256</text:p>
          </table:table-cell>
          <table:table-cell office:value-type="float" office:value="512" table:style-name="ce2">
            <text:p>512</text:p>
          </table:table-cell>
          <table:table-cell office:value-type="float" office:value="1024" table:style-name="ce2">
            <text:p>1024</text:p>
          </table:table-cell>
          <table:table-cell office:value-type="float" office:value="2048" table:style-name="ce2">
            <text:p>2048</text:p>
          </table:table-cell>
          <table:table-cell office:value-type="float" office:value="4096" table:style-name="ce2">
            <text:p>4096</text:p>
          </table:table-cell>
          <table:table-cell office:value-type="float" office:value="8192" table:style-name="ce2">
            <text:p>8192</text:p>
          </table:table-cell>
          <table:table-cell office:value-type="float" office:value="16384" table:style-name="ce2">
            <text:p>16384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/>
          <table:table-cell office:value-type="float" office:value="4.57207E-4" table:style-name="ce2">
            <text:p>0.000457207</text:p>
          </table:table-cell>
          <table:table-cell office:value-type="float" office:value="1.5727510000000001E-3" table:style-name="ce2">
            <text:p>0.001572751</text:p>
          </table:table-cell>
          <table:table-cell office:value-type="float" office:value="6.3761529999999999E-3" table:style-name="ce2">
            <text:p>0.006376153</text:p>
          </table:table-cell>
          <table:table-cell office:value-type="float" office:value="2.8832409999999999E-2" table:style-name="ce2">
            <text:p>0.02883241</text:p>
          </table:table-cell>
          <table:table-cell office:value-type="float" office:value="0.14116893799999999" table:style-name="ce2">
            <text:p>0.141168938</text:p>
          </table:table-cell>
          <table:table-cell office:value-type="float" office:value="0.58157787500000002" table:style-name="ce2">
            <text:p>0.581577875</text:p>
          </table:table-cell>
          <table:table-cell office:value-type="float" office:value="2.5541719139999999" table:style-name="ce2">
            <text:p>2.554171914</text:p>
          </table:table-cell>
          <table:table-cell office:value-type="float" office:value="10.240136537" table:style-name="ce2">
            <text:p>10.24013654</text:p>
          </table:table-cell>
          <table:table-cell office:value-type="float" office:value="27.444220986000001" table:style-name="ce2">
            <text:p>27.44422099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/>
          <table:table-cell office:value-type="float" office:value="4.5776399999999999E-4" table:style-name="ce2">
            <text:p>0.000457764</text:p>
          </table:table-cell>
          <table:table-cell office:value-type="float" office:value="1.5952679999999999E-3" table:style-name="ce2">
            <text:p>0.001595268</text:p>
          </table:table-cell>
          <table:table-cell office:value-type="float" office:value="6.3787690000000003E-3" table:style-name="ce2">
            <text:p>0.006378769</text:p>
          </table:table-cell>
          <table:table-cell office:value-type="float" office:value="2.8892716999999998E-2" table:style-name="ce2">
            <text:p>0.028892717</text:p>
          </table:table-cell>
          <table:table-cell office:value-type="float" office:value="0.141204566" table:style-name="ce2">
            <text:p>0.141204566</text:p>
          </table:table-cell>
          <table:table-cell office:value-type="float" office:value="0.58164265299999995" table:style-name="ce2">
            <text:p>0.581642653</text:p>
          </table:table-cell>
          <table:table-cell office:value-type="float" office:value="2.5545989850000002" table:style-name="ce2">
            <text:p>2.554598985</text:p>
          </table:table-cell>
          <table:table-cell office:value-type="float" office:value="10.303162608999999" table:style-name="ce2">
            <text:p>10.30316261</text:p>
          </table:table-cell>
          <table:table-cell office:value-type="float" office:value="27.444474265" table:style-name="ce2">
            <text:p>27.44447427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/>
          <table:table-cell office:value-type="float" office:value="4.5793100000000002E-4" table:style-name="ce2">
            <text:p>0.000457931</text:p>
          </table:table-cell>
          <table:table-cell office:value-type="float" office:value="1.596786E-3" table:style-name="ce2">
            <text:p>0.001596786</text:p>
          </table:table-cell>
          <table:table-cell office:value-type="float" office:value="6.3801700000000001E-3" table:style-name="ce2">
            <text:p>0.00638017</text:p>
          </table:table-cell>
          <table:table-cell office:value-type="float" office:value="2.8946231999999999E-2" table:style-name="ce2">
            <text:p>0.028946232</text:p>
          </table:table-cell>
          <table:table-cell office:value-type="float" office:value="0.14123343799999999" table:style-name="ce2">
            <text:p>0.141233438</text:p>
          </table:table-cell>
          <table:table-cell office:value-type="float" office:value="0.58184382700000004" table:style-name="ce2">
            <text:p>0.581843827</text:p>
          </table:table-cell>
          <table:table-cell office:value-type="float" office:value="2.5550885220000001" table:style-name="ce2">
            <text:p>2.555088522</text:p>
          </table:table-cell>
          <table:table-cell office:value-type="float" office:value="10.314429041" table:style-name="ce2">
            <text:p>10.31442904</text:p>
          </table:table-cell>
          <table:table-cell office:value-type="float" office:value="27.446454444" table:style-name="ce2">
            <text:p>27.44645444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/>
          <table:table-cell office:value-type="float" office:value="4.5796200000000002E-4" table:style-name="ce2">
            <text:p>0.000457962</text:p>
          </table:table-cell>
          <table:table-cell office:value-type="float" office:value="1.5994920000000001E-3" table:style-name="ce2">
            <text:p>0.001599492</text:p>
          </table:table-cell>
          <table:table-cell office:value-type="float" office:value="6.3804320000000001E-3" table:style-name="ce2">
            <text:p>0.006380432</text:p>
          </table:table-cell>
          <table:table-cell office:value-type="float" office:value="2.8984844999999999E-2" table:style-name="ce2">
            <text:p>0.028984845</text:p>
          </table:table-cell>
          <table:table-cell office:value-type="float" office:value="0.141265472" table:style-name="ce2">
            <text:p>0.141265472</text:p>
          </table:table-cell>
          <table:table-cell office:value-type="float" office:value="0.58185052199999998" table:style-name="ce2">
            <text:p>0.581850522</text:p>
          </table:table-cell>
          <table:table-cell office:value-type="float" office:value="2.5550928829999999" table:style-name="ce2">
            <text:p>2.555092883</text:p>
          </table:table-cell>
          <table:table-cell office:value-type="float" office:value="10.324922339" table:style-name="ce2">
            <text:p>10.32492234</text:p>
          </table:table-cell>
          <table:table-cell office:value-type="float" office:value="27.446676963000002" table:style-name="ce2">
            <text:p>27.44667696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/>
          <table:table-cell office:value-type="float" office:value="4.5804599999999998E-4" table:style-name="ce2">
            <text:p>0.000458046</text:p>
          </table:table-cell>
          <table:table-cell office:value-type="float" office:value="1.6030230000000001E-3" table:style-name="ce2">
            <text:p>0.001603023</text:p>
          </table:table-cell>
          <table:table-cell office:value-type="float" office:value="6.3835419999999999E-3" table:style-name="ce2">
            <text:p>0.006383542</text:p>
          </table:table-cell>
          <table:table-cell office:value-type="float" office:value="2.9000983000000001E-2" table:style-name="ce2">
            <text:p>0.029000983</text:p>
          </table:table-cell>
          <table:table-cell office:value-type="float" office:value="0.14129250300000001" table:style-name="ce2">
            <text:p>0.141292503</text:p>
          </table:table-cell>
          <table:table-cell office:value-type="float" office:value="0.58215715599999995" table:style-name="ce2">
            <text:p>0.582157156</text:p>
          </table:table-cell>
          <table:table-cell office:value-type="float" office:value="2.55628229" table:style-name="ce2">
            <text:p>2.55628229</text:p>
          </table:table-cell>
          <table:table-cell office:value-type="float" office:value="10.338604488" table:style-name="ce2">
            <text:p>10.33860449</text:p>
          </table:table-cell>
          <table:table-cell office:value-type="float" office:value="27.447042326999998" table:style-name="ce2">
            <text:p>27.44704233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/>
          <table:table-cell office:value-type="float" office:value="4.5834499999999998E-4" table:style-name="ce2">
            <text:p>0.000458345</text:p>
          </table:table-cell>
          <table:table-cell office:value-type="float" office:value="1.605551E-3" table:style-name="ce2">
            <text:p>0.001605551</text:p>
          </table:table-cell>
          <table:table-cell office:value-type="float" office:value="6.384168E-3" table:style-name="ce2">
            <text:p>0.006384168</text:p>
          </table:table-cell>
          <table:table-cell office:value-type="float" office:value="2.9408765999999999E-2" table:style-name="ce2">
            <text:p>0.029408766</text:p>
          </table:table-cell>
          <table:table-cell office:value-type="float" office:value="0.14141594299999999" table:style-name="ce2">
            <text:p>0.141415943</text:p>
          </table:table-cell>
          <table:table-cell office:value-type="float" office:value="0.58241867000000003" table:style-name="ce2">
            <text:p>0.58241867</text:p>
          </table:table-cell>
          <table:table-cell office:value-type="float" office:value="2.557588038" table:style-name="ce2">
            <text:p>2.557588038</text:p>
          </table:table-cell>
          <table:table-cell office:value-type="float" office:value="10.339512521" table:style-name="ce2">
            <text:p>10.33951252</text:p>
          </table:table-cell>
          <table:table-cell office:value-type="float" office:value="27.454351448000001" table:style-name="ce2">
            <text:p>27.45435145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/>
          <table:table-cell office:value-type="float" office:value="4.5862799999999999E-4" table:style-name="ce2">
            <text:p>0.000458628</text:p>
          </table:table-cell>
          <table:table-cell office:value-type="float" office:value="1.6096260000000001E-3" table:style-name="ce2">
            <text:p>0.001609626</text:p>
          </table:table-cell>
          <table:table-cell office:value-type="float" office:value="6.3861070000000002E-3" table:style-name="ce2">
            <text:p>0.006386107</text:p>
          </table:table-cell>
          <table:table-cell office:value-type="float" office:value="2.9420809999999999E-2" table:style-name="ce2">
            <text:p>0.02942081</text:p>
          </table:table-cell>
          <table:table-cell office:value-type="float" office:value="0.141446182" table:style-name="ce2">
            <text:p>0.141446182</text:p>
          </table:table-cell>
          <table:table-cell office:value-type="float" office:value="0.58288685399999995" table:style-name="ce2">
            <text:p>0.582886854</text:p>
          </table:table-cell>
          <table:table-cell office:value-type="float" office:value="2.5618786569999998" table:style-name="ce2">
            <text:p>2.561878657</text:p>
          </table:table-cell>
          <table:table-cell office:value-type="float" office:value="10.351717005999999" table:style-name="ce2">
            <text:p>10.35171701</text:p>
          </table:table-cell>
          <table:table-cell office:value-type="float" office:value="27.455868019" table:style-name="ce2">
            <text:p>27.45586802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/>
          <table:table-cell office:value-type="float" office:value="4.6012199999999998E-4" table:style-name="ce2">
            <text:p>0.000460122</text:p>
          </table:table-cell>
          <table:table-cell office:value-type="float" office:value="1.621342E-3" table:style-name="ce2">
            <text:p>0.001621342</text:p>
          </table:table-cell>
          <table:table-cell office:value-type="float" office:value="6.3931329999999996E-3" table:style-name="ce2">
            <text:p>0.006393133</text:p>
          </table:table-cell>
          <table:table-cell office:value-type="float" office:value="2.9463172999999999E-2" table:style-name="ce3">
            <text:p>0.029463173</text:p>
          </table:table-cell>
          <table:table-cell office:value-type="float" office:value="0.14163961999999999" table:style-name="ce2">
            <text:p>0.14163962</text:p>
          </table:table-cell>
          <table:table-cell office:value-type="float" office:value="0.58304353200000003" table:style-name="ce2">
            <text:p>0.583043532</text:p>
          </table:table-cell>
          <table:table-cell office:value-type="float" office:value="2.5636994870000001" table:style-name="ce2">
            <text:p>2.563699487</text:p>
          </table:table-cell>
          <table:table-cell office:value-type="float" office:value="10.366492534000001" table:style-name="ce2">
            <text:p>10.36649253</text:p>
          </table:table-cell>
          <table:table-cell office:value-type="float" office:value="27.464428086000002" table:style-name="ce2">
            <text:p>27.46442809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/>
          <table:table-cell office:value-type="float" office:value="4.6050600000000001E-4" table:style-name="ce2">
            <text:p>0.000460506</text:p>
          </table:table-cell>
          <table:table-cell office:value-type="float" office:value="1.6478860000000001E-3" table:style-name="ce2">
            <text:p>0.001647886</text:p>
          </table:table-cell>
          <table:table-cell office:value-type="float" office:value="6.395174E-3" table:style-name="ce2">
            <text:p>0.006395174</text:p>
          </table:table-cell>
          <table:table-cell office:value-type="float" office:value="2.9494803999999999E-2" table:style-name="ce3">
            <text:p>0.029494804</text:p>
          </table:table-cell>
          <table:table-cell office:value-type="float" office:value="0.14177430599999999" table:style-name="ce2">
            <text:p>0.141774306</text:p>
          </table:table-cell>
          <table:table-cell office:value-type="float" office:value="0.58331953000000003" table:style-name="ce2">
            <text:p>0.58331953</text:p>
          </table:table-cell>
          <table:table-cell office:value-type="float" office:value="2.5660996470000002" table:style-name="ce2">
            <text:p>2.566099647</text:p>
          </table:table-cell>
          <table:table-cell office:value-type="float" office:value="10.374624209" table:style-name="ce2">
            <text:p>10.37462421</text:p>
          </table:table-cell>
          <table:table-cell office:value-type="float" office:value="27.466524452000002" table:style-name="ce2">
            <text:p>27.46652445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/>
          <table:table-cell office:value-type="float" office:value="5.0482999999999995E-4" table:style-name="ce2">
            <text:p>0.00050483</text:p>
          </table:table-cell>
          <table:table-cell office:value-type="float" office:value="1.7329419999999999E-3" table:style-name="ce2">
            <text:p>0.001732942</text:p>
          </table:table-cell>
          <table:table-cell office:value-type="float" office:value="6.3963220000000003E-3" table:style-name="ce2">
            <text:p>0.006396322</text:p>
          </table:table-cell>
          <table:table-cell office:value-type="float" office:value="2.9597617999999999E-2" table:style-name="ce2">
            <text:p>0.029597618</text:p>
          </table:table-cell>
          <table:table-cell office:value-type="float" office:value="0.14196007899999999" table:style-name="ce2">
            <text:p>0.141960079</text:p>
          </table:table-cell>
          <table:table-cell office:value-type="float" office:value="0.58445846099999998" table:style-name="ce2">
            <text:p>0.584458461</text:p>
          </table:table-cell>
          <table:table-cell office:value-type="float" office:value="2.566487838" table:style-name="ce2">
            <text:p>2.566487838</text:p>
          </table:table-cell>
          <table:table-cell office:value-type="float" office:value="10.385732433999999" table:style-name="ce2">
            <text:p>10.38573243</text:p>
          </table:table-cell>
          <table:table-cell office:value-type="float" office:value="27.479136154999999" table:style-name="ce2">
            <text:p>27.47913616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average</text:p>
          </table:table-cell>
          <table:table-cell office:value-type="float" office:value="4.6313410000000006E-4" table:formula="of:=AVERAGE([.B2:.B11])" table:style-name="ce3">
            <text:p>0.000463134</text:p>
          </table:table-cell>
          <table:table-cell office:value-type="float" office:value="1.6184667000000001E-3" table:formula="of:=AVERAGE([.C2:.C11])" table:style-name="ce3">
            <text:p>0.001618467</text:p>
          </table:table-cell>
          <table:table-cell office:value-type="float" office:value="6.3853969999999993E-3" table:formula="of:=AVERAGE([.D2:.D11])" table:style-name="ce3">
            <text:p>0.006385397</text:p>
          </table:table-cell>
          <table:table-cell office:value-type="float" office:value="2.9204235799999999E-2" table:formula="of:=AVERAGE([.E2:.E11])" table:style-name="ce3">
            <text:p>0.029204236</text:p>
          </table:table-cell>
          <table:table-cell office:value-type="float" office:value="0.14144010469999999" table:formula="of:=AVERAGE([.F2:.F11])" table:style-name="ce3">
            <text:p>0.141440105</text:p>
          </table:table-cell>
          <table:table-cell office:value-type="float" office:value="0.58251990799999986" table:formula="of:=AVERAGE([.G2:.G11])" table:style-name="ce3">
            <text:p>0.582519908</text:p>
          </table:table-cell>
          <table:table-cell office:value-type="float" office:value="2.5590988261000005" table:formula="of:=AVERAGE([.H2:.H11])" table:style-name="ce3">
            <text:p>2.559098826</text:p>
          </table:table-cell>
          <table:table-cell office:value-type="float" office:value="10.333933371800002" table:formula="of:=AVERAGE([.I2:.I11])" table:style-name="ce3">
            <text:p>10.33393337</text:p>
          </table:table-cell>
          <table:table-cell office:value-type="float" office:value="27.454917714499999" table:formula="of:=AVERAGE([.J2:.J11])" table:style-name="ce3">
            <text:p>27.45491771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stdev</text:p>
          </table:table-cell>
          <table:table-cell office:value-type="float" office:value="1.4687289542321944E-5" table:formula="of:=STDEV([.B$2:.B$11])" table:style-name="ce2">
            <text:p>1.46873E-05</text:p>
          </table:table-cell>
          <table:table-cell office:value-type="float" office:value="4.4621911565831491E-5" table:formula="of:=STDEV([.C$2:.C$11])" table:style-name="ce2">
            <text:p>4.46219E-05</text:p>
          </table:table-cell>
          <table:table-cell office:value-type="float" office:value="7.1616361414289975E-6" table:formula="of:=STDEV([.D$2:.D$11])" table:style-name="ce2">
            <text:p>7.16164E-06</text:p>
          </table:table-cell>
          <table:table-cell office:value-type="float" office:value="2.9557350419435997E-4" table:formula="of:=STDEV([.E$2:.E$11])" table:style-name="ce2">
            <text:p>0.000295574</text:p>
          </table:table-cell>
          <table:table-cell office:value-type="float" office:value="2.6801631021390398E-4" table:formula="of:=STDEV([.F$2:.F$11])" table:style-name="ce2">
            <text:p>0.000268016</text:p>
          </table:table-cell>
          <table:table-cell office:value-type="float" office:value="9.1349258507019413E-4" table:formula="of:=STDEV([.G$2:.G$11])" table:style-name="ce2">
            <text:p>0.000913493</text:p>
          </table:table-cell>
          <table:table-cell office:value-type="float" office:value="4.9370598406181252E-3" table:formula="of:=STDEV([.H$2:.H$11])" table:style-name="ce2">
            <text:p>0.00493706</text:p>
          </table:table-cell>
          <table:table-cell office:value-type="float" office:value="4.2130081218876764E-2" table:formula="of:=STDEV([.I$2:.I$11])" table:style-name="ce2">
            <text:p>0.042130081</text:p>
          </table:table-cell>
          <table:table-cell office:value-type="float" office:value="1.1728239506438799E-2" table:formula="of:=STDEV([.J$2:.J$11])" table:style-name="ce2">
            <text:p>0.01172824</text:p>
          </table:table-cell>
          <table:table-cell table:style-name="ce2"/>
          <table:table-cell table:number-columns-repeated="16373"/>
        </table:table-row>
        <table:table-row table:number-rows-repeated="6"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style-name="ce2">
            <text:p>gpu(float)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office:value-type="float" office:value="256" table:style-name="ce2">
            <text:p>256</text:p>
          </table:table-cell>
          <table:table-cell office:value-type="float" office:value="512" table:style-name="ce2">
            <text:p>512</text:p>
          </table:table-cell>
          <table:table-cell office:value-type="float" office:value="1024" table:style-name="ce2">
            <text:p>1024</text:p>
          </table:table-cell>
          <table:table-cell office:value-type="float" office:value="2048" table:style-name="ce2">
            <text:p>2048</text:p>
          </table:table-cell>
          <table:table-cell office:value-type="float" office:value="4096" table:style-name="ce2">
            <text:p>4096</text:p>
          </table:table-cell>
          <table:table-cell office:value-type="float" office:value="8192" table:style-name="ce2">
            <text:p>8192</text:p>
          </table:table-cell>
          <table:table-cell office:value-type="float" office:value="16384" table:style-name="ce2">
            <text:p>16384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1"/>
          <table:table-cell office:value-type="float" office:value="1.2992E-4" table:style-name="ce2">
            <text:p>0.00012992</text:p>
          </table:table-cell>
          <table:table-cell office:value-type="float" office:value="2.0953599999999999E-4" table:style-name="ce2">
            <text:p>0.000209536</text:p>
          </table:table-cell>
          <table:table-cell office:value-type="float" office:value="6.3116799999999999E-4" table:style-name="ce2">
            <text:p>0.000631168</text:p>
          </table:table-cell>
          <table:table-cell office:value-type="float" office:value="2.2317119999999998E-3" table:style-name="ce2">
            <text:p>0.002231712</text:p>
          </table:table-cell>
          <table:table-cell office:value-type="float" office:value="8.1467525999999995E-3" table:style-name="ce2">
            <text:p>0.008146753</text:p>
          </table:table-cell>
          <table:table-cell office:value-type="float" office:value="3.1923390900000001E-2" table:style-name="ce2">
            <text:p>0.031923391</text:p>
          </table:table-cell>
          <table:table-cell office:value-type="float" office:value="0.12692326309999999" table:style-name="ce2">
            <text:p>0.126923263</text:p>
          </table:table-cell>
          <table:table-cell office:value-type="float" office:value="0.41118708250000002" table:style-name="ce2">
            <text:p>0.411187083</text:p>
          </table:table-cell>
          <table:table-cell office:value-type="float" office:value="1.8621182441999999" table:style-name="ce2">
            <text:p>1.862118244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/>
          <table:table-cell office:value-type="float" office:value="1.32352E-4" table:style-name="ce2">
            <text:p>0.000132352</text:p>
          </table:table-cell>
          <table:table-cell office:value-type="float" office:value="2.0956800000000001E-4" table:style-name="ce2">
            <text:p>0.000209568</text:p>
          </table:table-cell>
          <table:table-cell office:value-type="float" office:value="6.28704E-4" table:style-name="ce2">
            <text:p>0.000628704</text:p>
          </table:table-cell>
          <table:table-cell office:value-type="float" office:value="2.2111678999999999E-3" table:style-name="ce2">
            <text:p>0.002211168</text:p>
          </table:table-cell>
          <table:table-cell office:value-type="float" office:value="8.1535354000000001E-3" table:style-name="ce2">
            <text:p>0.008153535</text:p>
          </table:table-cell>
          <table:table-cell office:value-type="float" office:value="3.18325125E-2" table:style-name="ce2">
            <text:p>0.031832513</text:p>
          </table:table-cell>
          <table:table-cell office:value-type="float" office:value="0.12698906660000001" table:style-name="ce2">
            <text:p>0.126989067</text:p>
          </table:table-cell>
          <table:table-cell office:value-type="float" office:value="0.49006640909999999" table:style-name="ce2">
            <text:p>0.490066409</text:p>
          </table:table-cell>
          <table:table-cell office:value-type="float" office:value="1.8733655214" table:style-name="ce2">
            <text:p>1.873365521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/>
          <table:table-cell office:value-type="float" office:value="1.3363200000000001E-4" table:style-name="ce2">
            <text:p>0.000133632</text:p>
          </table:table-cell>
          <table:table-cell office:value-type="float" office:value="2.2793600000000001E-4" table:style-name="ce2">
            <text:p>0.000227936</text:p>
          </table:table-cell>
          <table:table-cell office:value-type="float" office:value="6.3487999999999999E-4" table:style-name="ce2">
            <text:p>0.00063488</text:p>
          </table:table-cell>
          <table:table-cell office:value-type="float" office:value="2.2241599000000002E-3" table:style-name="ce2">
            <text:p>0.00222416</text:p>
          </table:table-cell>
          <table:table-cell office:value-type="float" office:value="8.1489271999999995E-3" table:style-name="ce2">
            <text:p>0.008148927</text:p>
          </table:table-cell>
          <table:table-cell office:value-type="float" office:value="3.1915102200000003E-2" table:style-name="ce2">
            <text:p>0.031915102</text:p>
          </table:table-cell>
          <table:table-cell office:value-type="float" office:value="0.11560717230000001" table:style-name="ce2">
            <text:p>0.115607172</text:p>
          </table:table-cell>
          <table:table-cell office:value-type="float" office:value="0.43620762229999999" table:style-name="ce2">
            <text:p>0.436207622</text:p>
          </table:table-cell>
          <table:table-cell office:value-type="float" office:value="1.818153739" table:style-name="ce2">
            <text:p>1.818153739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/>
          <table:table-cell office:value-type="float" office:value="1.35616E-4" table:style-name="ce2">
            <text:p>0.000135616</text:p>
          </table:table-cell>
          <table:table-cell office:value-type="float" office:value="2.2908800000000001E-4" table:style-name="ce2">
            <text:p>0.000229088</text:p>
          </table:table-cell>
          <table:table-cell office:value-type="float" office:value="6.4156800000000002E-4" table:style-name="ce2">
            <text:p>0.000641568</text:p>
          </table:table-cell>
          <table:table-cell office:value-type="float" office:value="2.2153278999999999E-3" table:style-name="ce2">
            <text:p>0.002215328</text:p>
          </table:table-cell>
          <table:table-cell office:value-type="float" office:value="8.154016E-3" table:style-name="ce2">
            <text:p>0.008154016</text:p>
          </table:table-cell>
          <table:table-cell office:value-type="float" office:value="3.19380462E-2" table:style-name="ce2">
            <text:p>0.031938046</text:p>
          </table:table-cell>
          <table:table-cell office:value-type="float" office:value="0.1201810911" table:style-name="ce2">
            <text:p>0.120181091</text:p>
          </table:table-cell>
          <table:table-cell office:value-type="float" office:value="0.47120592" table:style-name="ce2">
            <text:p>0.47120592</text:p>
          </table:table-cell>
          <table:table-cell office:value-type="float" office:value="1.6807605027999999" table:style-name="ce2">
            <text:p>1.680760503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/>
          <table:table-cell office:value-type="float" office:value="1.4227200000000001E-4" table:style-name="ce2">
            <text:p>0.000142272</text:p>
          </table:table-cell>
          <table:table-cell office:value-type="float" office:value="2.2915199999999999E-4" table:style-name="ce2">
            <text:p>0.000229152</text:p>
          </table:table-cell>
          <table:table-cell office:value-type="float" office:value="6.5180800000000003E-4" table:style-name="ce2">
            <text:p>0.000651808</text:p>
          </table:table-cell>
          <table:table-cell office:value-type="float" office:value="2.2324481999999998E-3" table:style-name="ce2">
            <text:p>0.002232448</text:p>
          </table:table-cell>
          <table:table-cell office:value-type="float" office:value="8.1484802000000005E-3" table:style-name="ce2">
            <text:p>0.00814848</text:p>
          </table:table-cell>
          <table:table-cell office:value-type="float" office:value="3.1872127200000003E-2" table:style-name="ce2">
            <text:p>0.031872127</text:p>
          </table:table-cell>
          <table:table-cell office:value-type="float" office:value="0.1199921593" table:style-name="ce2">
            <text:p>0.119992159</text:p>
          </table:table-cell>
          <table:table-cell office:value-type="float" office:value="0.41664507989999999" table:style-name="ce2">
            <text:p>0.41664508</text:p>
          </table:table-cell>
          <table:table-cell office:value-type="float" office:value="1.8837858437999999" table:style-name="ce2">
            <text:p>1.883785844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/>
          <table:table-cell office:value-type="float" office:value="1.43456E-4" table:style-name="ce2">
            <text:p>0.000143456</text:p>
          </table:table-cell>
          <table:table-cell office:value-type="float" office:value="2.3414400000000001E-4" table:style-name="ce2">
            <text:p>0.000234144</text:p>
          </table:table-cell>
          <table:table-cell office:value-type="float" office:value="6.3347209999999998E-4" table:style-name="ce2">
            <text:p>0.000633472</text:p>
          </table:table-cell>
          <table:table-cell office:value-type="float" office:value="2.215168E-3" table:style-name="ce2">
            <text:p>0.002215168</text:p>
          </table:table-cell>
          <table:table-cell office:value-type="float" office:value="8.1456322000000008E-3" table:style-name="ce2">
            <text:p>0.008145632</text:p>
          </table:table-cell>
          <table:table-cell office:value-type="float" office:value="3.1821504200000003E-2" table:style-name="ce2">
            <text:p>0.031821504</text:p>
          </table:table-cell>
          <table:table-cell office:value-type="float" office:value="0.119807072" table:style-name="ce2">
            <text:p>0.119807072</text:p>
          </table:table-cell>
          <table:table-cell office:value-type="float" office:value="0.50086480379999998" table:style-name="ce2">
            <text:p>0.500864804</text:p>
          </table:table-cell>
          <table:table-cell office:value-type="float" office:value="1.8812388181999999" table:style-name="ce2">
            <text:p>1.881238818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/>
          <table:table-cell office:value-type="float" office:value="1.4419199999999999E-4" table:style-name="ce2">
            <text:p>0.000144192</text:p>
          </table:table-cell>
          <table:table-cell office:value-type="float" office:value="2.3430400000000001E-4" table:style-name="ce2">
            <text:p>0.000234304</text:p>
          </table:table-cell>
          <table:table-cell office:value-type="float" office:value="6.3049600000000003E-4" table:style-name="ce2">
            <text:p>0.000630496</text:p>
          </table:table-cell>
          <table:table-cell office:value-type="float" office:value="2.2244798E-3" table:style-name="ce2">
            <text:p>0.00222448</text:p>
          </table:table-cell>
          <table:table-cell office:value-type="float" office:value="8.1703356000000001E-3" table:style-name="ce2">
            <text:p>0.008170336</text:p>
          </table:table-cell>
          <table:table-cell office:value-type="float" office:value="3.1885214100000003E-2" table:style-name="ce2">
            <text:p>0.031885214</text:p>
          </table:table-cell>
          <table:table-cell office:value-type="float" office:value="0.115847066" table:style-name="ce2">
            <text:p>0.115847066</text:p>
          </table:table-cell>
          <table:table-cell office:value-type="float" office:value="0.40317079420000002" table:style-name="ce2">
            <text:p>0.403170794</text:p>
          </table:table-cell>
          <table:table-cell office:value-type="float" office:value="1.8488402367000001" table:style-name="ce2">
            <text:p>1.848840237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/>
          <table:table-cell office:value-type="float" office:value="1.45728E-4" table:style-name="ce2">
            <text:p>0.000145728</text:p>
          </table:table-cell>
          <table:table-cell office:value-type="float" office:value="2.3507199999999999E-4" table:style-name="ce2">
            <text:p>0.000235072</text:p>
          </table:table-cell>
          <table:table-cell office:value-type="float" office:value="6.4588799999999995E-4" table:style-name="ce2">
            <text:p>0.000645888</text:p>
          </table:table-cell>
          <table:table-cell office:value-type="float" office:value="2.2273919999999999E-3" table:style-name="ce2">
            <text:p>0.002227392</text:p>
          </table:table-cell>
          <table:table-cell office:value-type="float" office:value="8.1465923999999995E-3" table:style-name="ce2">
            <text:p>0.008146592</text:p>
          </table:table-cell>
          <table:table-cell office:value-type="float" office:value="3.2020639599999998E-2" table:style-name="ce2">
            <text:p>0.03202064</text:p>
          </table:table-cell>
          <table:table-cell office:value-type="float" office:value="0.12696777279999999" table:style-name="ce2">
            <text:p>0.126967773</text:p>
          </table:table-cell>
          <table:table-cell office:value-type="float" office:value="0.49997022749999998" table:style-name="ce2">
            <text:p>0.499970228</text:p>
          </table:table-cell>
          <table:table-cell office:value-type="float" office:value="1.6816557646000001" table:style-name="ce2">
            <text:p>1.681655765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/>
          <table:table-cell office:value-type="float" office:value="1.504E-4" table:style-name="ce2">
            <text:p>0.0001504</text:p>
          </table:table-cell>
          <table:table-cell office:value-type="float" office:value="2.3513599999999999E-4" table:style-name="ce2">
            <text:p>0.000235136</text:p>
          </table:table-cell>
          <table:table-cell office:value-type="float" office:value="6.4371199999999995E-4" table:style-name="ce2">
            <text:p>0.000643712</text:p>
          </table:table-cell>
          <table:table-cell office:value-type="float" office:value="2.22544E-3" table:style-name="ce2">
            <text:p>0.00222544</text:p>
          </table:table-cell>
          <table:table-cell office:value-type="float" office:value="8.1534720999999998E-3" table:style-name="ce2">
            <text:p>0.008153472</text:p>
          </table:table-cell>
          <table:table-cell office:value-type="float" office:value="3.1897921099999997E-2" table:style-name="ce2">
            <text:p>0.031897921</text:p>
          </table:table-cell>
          <table:table-cell office:value-type="float" office:value="0.12667641039999999" table:style-name="ce2">
            <text:p>0.12667641</text:p>
          </table:table-cell>
          <table:table-cell office:value-type="float" office:value="0.4886246622" table:style-name="ce2">
            <text:p>0.488624662</text:p>
          </table:table-cell>
          <table:table-cell office:value-type="float" office:value="1.8597484826999999" table:style-name="ce2">
            <text:p>1.859748483</text:p>
          </table:table-cell>
          <table:table-cell table:style-name="ce2"/>
          <table:table-cell table:number-columns-repeated="16373"/>
        </table:table-row>
        <table:table-row table:style-name="ro1">
          <table:table-cell table:style-name="ce2"/>
          <table:table-cell office:value-type="float" office:value="1.5103999999999999E-4" table:style-name="ce2">
            <text:p>0.00015104</text:p>
          </table:table-cell>
          <table:table-cell office:value-type="float" office:value="2.35424E-4" table:style-name="ce2">
            <text:p>0.000235424</text:p>
          </table:table-cell>
          <table:table-cell office:value-type="float" office:value="6.6611199999999995E-4" table:style-name="ce2">
            <text:p>0.000666112</text:p>
          </table:table-cell>
          <table:table-cell office:value-type="float" office:value="2.22032E-3" table:style-name="ce2">
            <text:p>0.00222032</text:p>
          </table:table-cell>
          <table:table-cell office:value-type="float" office:value="8.1507200000000002E-3" table:style-name="ce2">
            <text:p>0.00815072</text:p>
          </table:table-cell>
          <table:table-cell office:value-type="float" office:value="3.1851328900000003E-2" table:style-name="ce2">
            <text:p>0.031851329</text:p>
          </table:table-cell>
          <table:table-cell office:value-type="float" office:value="0.12670730050000001" table:style-name="ce2">
            <text:p>0.126707301</text:p>
          </table:table-cell>
          <table:table-cell office:value-type="float" office:value="0.46044445039999998" table:style-name="ce2">
            <text:p>0.46044445</text:p>
          </table:table-cell>
          <table:table-cell office:value-type="float" office:value="1.8393263817000001" table:style-name="ce2">
            <text:p>1.839326382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average</text:p>
          </table:table-cell>
          <table:table-cell office:value-type="float" office:value="1.4086080000000003E-4" table:formula="of:=AVERAGE([.B21:.B30])" table:style-name="ce3">
            <text:p>0.000140861</text:p>
          </table:table-cell>
          <table:table-cell office:value-type="float" office:value="2.2793600000000003E-4" table:formula="of:=AVERAGE([.C21:.C30])" table:style-name="ce3">
            <text:p>0.000227936</text:p>
          </table:table-cell>
          <table:table-cell office:value-type="float" office:value="6.407808100000001E-4" table:formula="of:=AVERAGE([.D21:.D30])" table:style-name="ce3">
            <text:p>0.000640781</text:p>
          </table:table-cell>
          <table:table-cell office:value-type="float" office:value="2.2227615699999996E-3" table:formula="of:=AVERAGE([.E21:.E30])" table:style-name="ce3">
            <text:p>0.002222762</text:p>
          </table:table-cell>
          <table:table-cell office:value-type="float" office:value="8.1518463700000019E-3" table:formula="of:=AVERAGE([.F21:.F30])" table:style-name="ce3">
            <text:p>0.008151846</text:p>
          </table:table-cell>
          <table:table-cell office:value-type="float" office:value="3.1895778690000008E-2" table:formula="of:=AVERAGE([.G21:.G30])" table:style-name="ce3">
            <text:p>0.031895779</text:p>
          </table:table-cell>
          <table:table-cell office:value-type="float" office:value="0.12256983740999998" table:formula="of:=AVERAGE([.H21:.H30])" table:style-name="ce3">
            <text:p>0.122569837</text:p>
          </table:table-cell>
          <table:table-cell office:value-type="float" office:value="0.45783870518999992" table:formula="of:=AVERAGE([.I21:.I30])" table:style-name="ce3">
            <text:p>0.457838705</text:p>
          </table:table-cell>
          <table:table-cell office:value-type="float" office:value="1.8228993535100002" table:formula="of:=AVERAGE([.J21:.J30])" table:style-name="ce3">
            <text:p>1.822899354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stdev</text:p>
          </table:table-cell>
          <table:table-cell office:value-type="float" office:value="7.5276511431742951E-6" table:formula="of:=STDEV([.B$21:.B$30])" table:style-name="ce2">
            <text:p>7.52765E-06</text:p>
          </table:table-cell>
          <table:table-cell office:value-type="float" office:value="1.0092200024441317E-5" table:formula="of:=STDEV([.C$21:.C$30])" table:style-name="ce2">
            <text:p>1.00922E-05</text:p>
          </table:table-cell>
          <table:table-cell office:value-type="float" office:value="1.1694408026673821E-5" table:formula="of:=STDEV([.D$21:.D$30])" table:style-name="ce2">
            <text:p>1.16944E-05</text:p>
          </table:table-cell>
          <table:table-cell office:value-type="float" office:value="7.1551047159120154E-6" table:formula="of:=STDEV([.E$21:.E$30])" table:style-name="ce2">
            <text:p>7.1551E-06</text:p>
          </table:table-cell>
          <table:table-cell office:value-type="float" office:value="7.1906011678904204E-6" table:formula="of:=STDEV([.F$21:.F$30])" table:style-name="ce2">
            <text:p>7.1906E-06</text:p>
          </table:table-cell>
          <table:table-cell office:value-type="float" office:value="5.8388839669968569E-5" table:formula="of:=STDEV([.G$21:.G$30])" table:style-name="ce2">
            <text:p>5.83888E-05</text:p>
          </table:table-cell>
          <table:table-cell office:value-type="float" office:value="4.7780057097095456E-3" table:formula="of:=STDEV([.H$21:.H$30])" table:style-name="ce2">
            <text:p>0.004778006</text:p>
          </table:table-cell>
          <table:table-cell office:value-type="float" office:value="3.8192430351098296E-2" table:formula="of:=STDEV([.I$21:.I$30])" table:style-name="ce2">
            <text:p>0.03819243</text:p>
          </table:table-cell>
          <table:table-cell office:value-type="float" office:value="7.7224041645730518E-2" table:formula="of:=STDEV([.J$21:.J$30])" table:style-name="ce2">
            <text:p>0.077224042</text:p>
          </table:table-cell>
          <table:table-cell table:style-name="ce2"/>
          <table:table-cell table:number-columns-repeated="16373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3">
            <text:p>cpu(double)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office:value-type="float" office:value="256" table:style-name="ce2">
            <text:p>256</text:p>
          </table:table-cell>
          <table:table-cell office:value-type="float" office:value="512" table:style-name="ce2">
            <text:p>512</text:p>
          </table:table-cell>
          <table:table-cell office:value-type="float" office:value="1024" table:style-name="ce2">
            <text:p>1024</text:p>
          </table:table-cell>
          <table:table-cell office:value-type="float" office:value="2048" table:style-name="ce2">
            <text:p>2048</text:p>
          </table:table-cell>
          <table:table-cell office:value-type="float" office:value="4096" table:style-name="ce2">
            <text:p>4096</text:p>
          </table:table-cell>
          <table:table-cell office:value-type="float" office:value="8192" table:style-name="ce2">
            <text:p>8192</text:p>
          </table:table-cell>
          <table:table-cell office:value-type="float" office:value="16384" table:style-name="ce2">
            <text:p>16384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4.7683300000000002E-4" table:style-name="ce3">
            <text:p>0.000476833</text:p>
          </table:table-cell>
          <table:table-cell office:value-type="float" office:value="1.735955E-3" table:style-name="ce3">
            <text:p>0.001735955</text:p>
          </table:table-cell>
          <table:table-cell office:value-type="float" office:value="7.530068E-3" table:style-name="ce3">
            <text:p>0.007530068</text:p>
          </table:table-cell>
          <table:table-cell office:value-type="float" office:value="3.6485594000000003E-2" table:style-name="ce3">
            <text:p>0.036485594</text:p>
          </table:table-cell>
          <table:table-cell office:value-type="float" office:value="0.150811905" table:style-name="ce3">
            <text:p>0.150811905</text:p>
          </table:table-cell>
          <table:table-cell office:value-type="float" office:value="0.66916570500000006" table:style-name="ce3">
            <text:p>0.669165705</text:p>
          </table:table-cell>
          <table:table-cell office:value-type="float" office:value="2.7444186140000002" table:style-name="ce3">
            <text:p>2.744418614</text:p>
          </table:table-cell>
          <table:table-cell office:value-type="float" office:value="11.043382325" table:style-name="ce3">
            <text:p>11.04338233</text:p>
          </table:table-cell>
          <table:table-cell office:value-type="float" office:value="45.652284924999996" table:style-name="ce3">
            <text:p>45.65228493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4.7791499999999998E-4" table:style-name="ce3">
            <text:p>0.000477915</text:p>
          </table:table-cell>
          <table:table-cell office:value-type="float" office:value="1.7277900000000001E-3" table:style-name="ce3">
            <text:p>0.00172779</text:p>
          </table:table-cell>
          <table:table-cell office:value-type="float" office:value="7.5673829999999996E-3" table:style-name="ce3">
            <text:p>0.007567383</text:p>
          </table:table-cell>
          <table:table-cell office:value-type="float" office:value="3.6498213000000002E-2" table:style-name="ce3">
            <text:p>0.036498213</text:p>
          </table:table-cell>
          <table:table-cell office:value-type="float" office:value="0.15119112900000001" table:style-name="ce3">
            <text:p>0.151191129</text:p>
          </table:table-cell>
          <table:table-cell office:value-type="float" office:value="0.66512803200000004" table:style-name="ce3">
            <text:p>0.665128032</text:p>
          </table:table-cell>
          <table:table-cell office:value-type="float" office:value="2.710671236" table:style-name="ce3">
            <text:p>2.710671236</text:p>
          </table:table-cell>
          <table:table-cell office:value-type="float" office:value="10.978764161999999" table:style-name="ce3">
            <text:p>10.97876416</text:p>
          </table:table-cell>
          <table:table-cell office:value-type="float" office:value="43.465574994000001" table:style-name="ce3">
            <text:p>43.46557499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4.7937899999999999E-4" table:style-name="ce3">
            <text:p>0.000479379</text:p>
          </table:table-cell>
          <table:table-cell office:value-type="float" office:value="1.720428E-3" table:style-name="ce3">
            <text:p>0.001720428</text:p>
          </table:table-cell>
          <table:table-cell office:value-type="float" office:value="7.6228370000000004E-3" table:style-name="ce3">
            <text:p>0.007622837</text:p>
          </table:table-cell>
          <table:table-cell office:value-type="float" office:value="3.6441954999999998E-2" table:style-name="ce3">
            <text:p>0.036441955</text:p>
          </table:table-cell>
          <table:table-cell office:value-type="float" office:value="0.15117747600000001" table:style-name="ce3">
            <text:p>0.151177476</text:p>
          </table:table-cell>
          <table:table-cell office:value-type="float" office:value="0.66753054700000003" table:style-name="ce3">
            <text:p>0.667530547</text:p>
          </table:table-cell>
          <table:table-cell office:value-type="float" office:value="2.7389419199999998" table:style-name="ce3">
            <text:p>2.73894192</text:p>
          </table:table-cell>
          <table:table-cell office:value-type="float" office:value="11.045852586000001" table:style-name="ce3">
            <text:p>11.04585259</text:p>
          </table:table-cell>
          <table:table-cell office:value-type="float" office:value="40.695827405000003" table:style-name="ce3">
            <text:p>40.69582741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4.83979E-4" table:style-name="ce3">
            <text:p>0.000483979</text:p>
          </table:table-cell>
          <table:table-cell office:value-type="float" office:value="1.723413E-3" table:style-name="ce3">
            <text:p>0.001723413</text:p>
          </table:table-cell>
          <table:table-cell office:value-type="float" office:value="7.5381739999999999E-3" table:style-name="ce3">
            <text:p>0.007538174</text:p>
          </table:table-cell>
          <table:table-cell office:value-type="float" office:value="3.630916E-2" table:style-name="ce3">
            <text:p>0.03630916</text:p>
          </table:table-cell>
          <table:table-cell office:value-type="float" office:value="0.15047954599999999" table:style-name="ce3">
            <text:p>0.150479546</text:p>
          </table:table-cell>
          <table:table-cell office:value-type="float" office:value="0.66145428100000003" table:style-name="ce3">
            <text:p>0.661454281</text:p>
          </table:table-cell>
          <table:table-cell office:value-type="float" office:value="2.7402747980000002" table:style-name="ce3">
            <text:p>2.740274798</text:p>
          </table:table-cell>
          <table:table-cell office:value-type="float" office:value="10.560539350000001" table:style-name="ce3">
            <text:p>10.56053935</text:p>
          </table:table-cell>
          <table:table-cell office:value-type="float" office:value="45.078563090999999" table:style-name="ce3">
            <text:p>45.07856309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4.84289E-4" table:style-name="ce3">
            <text:p>0.000484289</text:p>
          </table:table-cell>
          <table:table-cell office:value-type="float" office:value="1.721703E-3" table:style-name="ce3">
            <text:p>0.001721703</text:p>
          </table:table-cell>
          <table:table-cell office:value-type="float" office:value="7.5250569999999999E-3" table:style-name="ce3">
            <text:p>0.007525057</text:p>
          </table:table-cell>
          <table:table-cell office:value-type="float" office:value="3.6406760000000003E-2" table:style-name="ce3">
            <text:p>0.03640676</text:p>
          </table:table-cell>
          <table:table-cell office:value-type="float" office:value="0.15068137600000001" table:style-name="ce3">
            <text:p>0.150681376</text:p>
          </table:table-cell>
          <table:table-cell office:value-type="float" office:value="0.66644355200000005" table:style-name="ce3">
            <text:p>0.666443552</text:p>
          </table:table-cell>
          <table:table-cell office:value-type="float" office:value="2.7324466859999998" table:style-name="ce3">
            <text:p>2.732446686</text:p>
          </table:table-cell>
          <table:table-cell office:value-type="float" office:value="10.960965887" table:style-name="ce3">
            <text:p>10.96096589</text:p>
          </table:table-cell>
          <table:table-cell office:value-type="float" office:value="44.495474817000002" table:style-name="ce3">
            <text:p>44.49547482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4.8489900000000001E-4" table:style-name="ce3">
            <text:p>0.000484899</text:p>
          </table:table-cell>
          <table:table-cell office:value-type="float" office:value="1.7293110000000001E-3" table:style-name="ce3">
            <text:p>0.001729311</text:p>
          </table:table-cell>
          <table:table-cell office:value-type="float" office:value="7.5412109999999999E-3" table:style-name="ce3">
            <text:p>0.007541211</text:p>
          </table:table-cell>
          <table:table-cell office:value-type="float" office:value="3.6529620999999998E-2" table:style-name="ce3">
            <text:p>0.036529621</text:p>
          </table:table-cell>
          <table:table-cell office:value-type="float" office:value="0.15072295799999999" table:style-name="ce3">
            <text:p>0.150722958</text:p>
          </table:table-cell>
          <table:table-cell office:value-type="float" office:value="0.66712655700000001" table:style-name="ce3">
            <text:p>0.667126557</text:p>
          </table:table-cell>
          <table:table-cell office:value-type="float" office:value="2.7413960309999998" table:style-name="ce3">
            <text:p>2.741396031</text:p>
          </table:table-cell>
          <table:table-cell office:value-type="float" office:value="11.045693979999999" table:style-name="ce3">
            <text:p>11.04569398</text:p>
          </table:table-cell>
          <table:table-cell office:value-type="float" office:value="44.315877477999997" table:style-name="ce3">
            <text:p>44.31587748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4.84909E-4" table:style-name="ce3">
            <text:p>0.000484909</text:p>
          </table:table-cell>
          <table:table-cell office:value-type="float" office:value="1.724763E-3" table:style-name="ce3">
            <text:p>0.001724763</text:p>
          </table:table-cell>
          <table:table-cell office:value-type="float" office:value="7.5174930000000001E-3" table:style-name="ce3">
            <text:p>0.007517493</text:p>
          </table:table-cell>
          <table:table-cell office:value-type="float" office:value="3.6324130000000003E-2" table:style-name="ce3">
            <text:p>0.03632413</text:p>
          </table:table-cell>
          <table:table-cell office:value-type="float" office:value="0.15064707299999999" table:style-name="ce3">
            <text:p>0.150647073</text:p>
          </table:table-cell>
          <table:table-cell office:value-type="float" office:value="0.66496098100000001" table:style-name="ce3">
            <text:p>0.664960981</text:p>
          </table:table-cell>
          <table:table-cell office:value-type="float" office:value="2.7206010539999999" table:style-name="ce3">
            <text:p>2.720601054</text:p>
          </table:table-cell>
          <table:table-cell office:value-type="float" office:value="10.818523546" table:style-name="ce3">
            <text:p>10.81852355</text:p>
          </table:table-cell>
          <table:table-cell office:value-type="float" office:value="45.777766182999997" table:style-name="ce3">
            <text:p>45.77776618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4.86052E-4" table:style-name="ce3">
            <text:p>0.000486052</text:p>
          </table:table-cell>
          <table:table-cell office:value-type="float" office:value="1.7330959999999999E-3" table:style-name="ce3">
            <text:p>0.001733096</text:p>
          </table:table-cell>
          <table:table-cell office:value-type="float" office:value="7.5308889999999998E-3" table:style-name="ce3">
            <text:p>0.007530889</text:p>
          </table:table-cell>
          <table:table-cell office:value-type="float" office:value="3.6575199000000003E-2" table:style-name="ce3">
            <text:p>0.036575199</text:p>
          </table:table-cell>
          <table:table-cell office:value-type="float" office:value="0.150946468" table:style-name="ce3">
            <text:p>0.150946468</text:p>
          </table:table-cell>
          <table:table-cell office:value-type="float" office:value="0.66720848799999999" table:style-name="ce3">
            <text:p>0.667208488</text:p>
          </table:table-cell>
          <table:table-cell office:value-type="float" office:value="2.742076467" table:style-name="ce3">
            <text:p>2.742076467</text:p>
          </table:table-cell>
          <table:table-cell office:value-type="float" office:value="11.042213866999999" table:style-name="ce3">
            <text:p>11.04221387</text:p>
          </table:table-cell>
          <table:table-cell office:value-type="float" office:value="45.599780991999999" table:style-name="ce3">
            <text:p>45.59978099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4.8715599999999998E-4" table:style-name="ce3">
            <text:p>0.000487156</text:p>
          </table:table-cell>
          <table:table-cell office:value-type="float" office:value="1.781344E-3" table:style-name="ce3">
            <text:p>0.001781344</text:p>
          </table:table-cell>
          <table:table-cell office:value-type="float" office:value="7.5609409999999998E-3" table:style-name="ce3">
            <text:p>0.007560941</text:p>
          </table:table-cell>
          <table:table-cell office:value-type="float" office:value="3.6316308999999998E-2" table:style-name="ce3">
            <text:p>0.036316309</text:p>
          </table:table-cell>
          <table:table-cell office:value-type="float" office:value="0.15020462000000001" table:style-name="ce3">
            <text:p>0.15020462</text:p>
          </table:table-cell>
          <table:table-cell office:value-type="float" office:value="0.66226746999999997" table:style-name="ce3">
            <text:p>0.66226747</text:p>
          </table:table-cell>
          <table:table-cell office:value-type="float" office:value="2.730523051" table:style-name="ce3">
            <text:p>2.730523051</text:p>
          </table:table-cell>
          <table:table-cell office:value-type="float" office:value="10.834078089" table:style-name="ce3">
            <text:p>10.83407809</text:p>
          </table:table-cell>
          <table:table-cell office:value-type="float" office:value="43.601909724999999" table:style-name="ce3">
            <text:p>43.60190973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5.1961200000000003E-4" table:style-name="ce3">
            <text:p>0.000519612</text:p>
          </table:table-cell>
          <table:table-cell office:value-type="float" office:value="1.721768E-3" table:style-name="ce3">
            <text:p>0.001721768</text:p>
          </table:table-cell>
          <table:table-cell office:value-type="float" office:value="7.5262910000000001E-3" table:style-name="ce3">
            <text:p>0.007526291</text:p>
          </table:table-cell>
          <table:table-cell office:value-type="float" office:value="3.6375116999999998E-2" table:style-name="ce3">
            <text:p>0.036375117</text:p>
          </table:table-cell>
          <table:table-cell office:value-type="float" office:value="0.15042866699999999" table:style-name="ce3">
            <text:p>0.150428667</text:p>
          </table:table-cell>
          <table:table-cell office:value-type="float" office:value="0.66229079199999996" table:style-name="ce3">
            <text:p>0.662290792</text:p>
          </table:table-cell>
          <table:table-cell office:value-type="float" office:value="2.719266808" table:style-name="ce3">
            <text:p>2.719266808</text:p>
          </table:table-cell>
          <table:table-cell office:value-type="float" office:value="10.833551120999999" table:style-name="ce3">
            <text:p>10.83355112</text:p>
          </table:table-cell>
          <table:table-cell office:value-type="float" office:value="43.228010666000003" table:style-name="ce3">
            <text:p>43.2280106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verage</text:p>
          </table:table-cell>
          <table:table-cell office:value-type="float" office:value="4.8650230000000003E-4" table:formula="of:=AVERAGE([.B37:.B46])" table:style-name="ce3">
            <text:p>0.000486502</text:p>
          </table:table-cell>
          <table:table-cell office:value-type="float" office:value="1.7319571000000001E-3" table:formula="of:=AVERAGE([.C37:.C46])" table:style-name="ce3">
            <text:p>0.001731957</text:p>
          </table:table-cell>
          <table:table-cell office:value-type="float" office:value="7.5460344000000002E-3" table:formula="of:=AVERAGE([.D37:.D46])" table:style-name="ce3">
            <text:p>0.007546034</text:p>
          </table:table-cell>
          <table:table-cell office:value-type="float" office:value="3.6426205800000007E-2" table:formula="of:=AVERAGE([.E37:.E46])" table:style-name="ce3">
            <text:p>0.036426206</text:p>
          </table:table-cell>
          <table:table-cell office:value-type="float" office:value="0.1507291218" table:formula="of:=AVERAGE([.F37:.F46])" table:style-name="ce3">
            <text:p>0.150729122</text:p>
          </table:table-cell>
          <table:table-cell office:value-type="float" office:value="0.66535764050000001" table:formula="of:=AVERAGE([.G37:.G46])" table:style-name="ce3">
            <text:p>0.665357641</text:p>
          </table:table-cell>
          <table:table-cell office:value-type="float" office:value="2.7320616664999999" table:formula="of:=AVERAGE([.H37:.H46])" table:style-name="ce3">
            <text:p>2.732061667</text:p>
          </table:table-cell>
          <table:table-cell office:value-type="float" office:value="10.9163564913" table:formula="of:=AVERAGE([.I37:.I46])" table:style-name="ce3">
            <text:p>10.91635649</text:p>
          </table:table-cell>
          <table:table-cell office:value-type="float" office:value="44.19110702759999" table:formula="of:=AVERAGE([.J37:.J46])" table:style-name="ce3">
            <text:p>44.1911070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tdev</text:p>
          </table:table-cell>
          <table:table-cell office:value-type="float" office:value="1.2162034415434879E-5" table:formula="of:=STDEV([.B$37:.B$46])" table:style-name="ce3">
            <text:p>1.2162E-05</text:p>
          </table:table-cell>
          <table:table-cell office:value-type="float" office:value="1.8096512705491077E-5" table:formula="of:=STDEV([.C$37:.C$46])" table:style-name="ce3">
            <text:p>1.80965E-05</text:p>
          </table:table-cell>
          <table:table-cell office:value-type="float" office:value="3.1252437462984896E-5" table:formula="of:=STDEV([.D$37:.D$46])" table:style-name="ce3">
            <text:p>3.12524E-05</text:p>
          </table:table-cell>
          <table:table-cell office:value-type="float" office:value="9.4890819837912667E-5" table:formula="of:=STDEV([.E$37:.E$46])" table:style-name="ce3">
            <text:p>9.48908E-05</text:p>
          </table:table-cell>
          <table:table-cell office:value-type="float" office:value="3.1715357912875437E-4" table:formula="of:=STDEV([.F$37:.F$46])" table:style-name="ce3">
            <text:p>0.000317154</text:p>
          </table:table-cell>
          <table:table-cell office:value-type="float" office:value="2.611040052066083E-3" table:formula="of:=STDEV([.G$37:.G$46])" table:style-name="ce3">
            <text:p>0.00261104</text:p>
          </table:table-cell>
          <table:table-cell office:value-type="float" office:value="1.1595182409612595E-2" table:formula="of:=STDEV([.H$37:.H$46])" table:style-name="ce3">
            <text:p>0.011595182</text:p>
          </table:table-cell>
          <table:table-cell office:value-type="float" office:value="0.15675932351591321" table:formula="of:=STDEV([.I$37:.I$46])" table:style-name="ce3">
            <text:p>0.156759324</text:p>
          </table:table-cell>
          <table:table-cell office:value-type="float" office:value="1.5474265582029627" table:formula="of:=STDEV([.J$37:.J$46])" table:style-name="ce3">
            <text:p>1.547426558</text:p>
          </table:table-cell>
          <table:table-cell table:number-columns-repeated="16374"/>
        </table:table-row>
        <table:table-row table:number-rows-repeated="3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3">
            <text:p>gpu(double)</text:p>
          </table:table-cell>
          <table:table-cell office:value-type="float" office:value="64" table:style-name="ce2">
            <text:p>64</text:p>
          </table:table-cell>
          <table:table-cell office:value-type="float" office:value="128" table:style-name="ce2">
            <text:p>128</text:p>
          </table:table-cell>
          <table:table-cell office:value-type="float" office:value="256" table:style-name="ce2">
            <text:p>256</text:p>
          </table:table-cell>
          <table:table-cell office:value-type="float" office:value="512" table:style-name="ce2">
            <text:p>512</text:p>
          </table:table-cell>
          <table:table-cell office:value-type="float" office:value="1024" table:style-name="ce2">
            <text:p>1024</text:p>
          </table:table-cell>
          <table:table-cell office:value-type="float" office:value="2048" table:style-name="ce2">
            <text:p>2048</text:p>
          </table:table-cell>
          <table:table-cell office:value-type="float" office:value="4096" table:style-name="ce2">
            <text:p>4096</text:p>
          </table:table-cell>
          <table:table-cell office:value-type="float" office:value="8192" table:style-name="ce2">
            <text:p>8192</text:p>
          </table:table-cell>
          <table:table-cell office:value-type="float" office:value="16384" table:style-name="ce2">
            <text:p>16384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1.4368000000000001E-4" table:style-name="ce3">
            <text:p>0.00014368</text:p>
          </table:table-cell>
          <table:table-cell office:value-type="float" office:value="3.16352E-4" table:style-name="ce3">
            <text:p>0.000316352</text:p>
          </table:table-cell>
          <table:table-cell office:value-type="float" office:value="8.7724799999999996E-4" table:style-name="ce3">
            <text:p>0.000877248</text:p>
          </table:table-cell>
          <table:table-cell office:value-type="float" office:value="2.8929601E-3" table:style-name="ce3">
            <text:p>0.00289296</text:p>
          </table:table-cell>
          <table:table-cell office:value-type="float" office:value="1.03257922E-2" table:style-name="ce3">
            <text:p>0.010325792</text:p>
          </table:table-cell>
          <table:table-cell office:value-type="float" office:value="4.02361304E-2" table:style-name="ce3">
            <text:p>0.04023613</text:p>
          </table:table-cell>
          <table:table-cell office:value-type="float" office:value="0.15975202620000001" table:style-name="ce3">
            <text:p>0.159752026</text:p>
          </table:table-cell>
          <table:table-cell office:value-type="float" office:value="1.3732780218" table:style-name="ce3">
            <text:p>1.373278022</text:p>
          </table:table-cell>
          <table:table-cell office:value-type="float" office:value="2.2076747417" table:style-name="ce3">
            <text:p>2.207674742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1.4380799999999999E-4" table:style-name="ce3">
            <text:p>0.000143808</text:p>
          </table:table-cell>
          <table:table-cell office:value-type="float" office:value="3.25824E-4" table:style-name="ce3">
            <text:p>0.000325824</text:p>
          </table:table-cell>
          <table:table-cell office:value-type="float" office:value="8.8345600000000002E-4" table:style-name="ce3">
            <text:p>0.000883456</text:p>
          </table:table-cell>
          <table:table-cell office:value-type="float" office:value="2.8667840999999999E-3" table:style-name="ce3">
            <text:p>0.002866784</text:p>
          </table:table-cell>
          <table:table-cell office:value-type="float" office:value="1.0495871299999999E-2" table:style-name="ce3">
            <text:p>0.010495871</text:p>
          </table:table-cell>
          <table:table-cell office:value-type="float" office:value="4.0187712799999997E-2" table:style-name="ce3">
            <text:p>0.040187713</text:p>
          </table:table-cell>
          <table:table-cell office:value-type="float" office:value="0.15957848729999999" table:style-name="ce3">
            <text:p>0.159578487</text:p>
          </table:table-cell>
          <table:table-cell office:value-type="float" office:value="0.53250145910000002" table:style-name="ce3">
            <text:p>0.532501459</text:p>
          </table:table-cell>
          <table:table-cell office:value-type="float" office:value="2.2203140259" table:style-name="ce3">
            <text:p>2.220314026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1.4387199999999999E-4" table:style-name="ce3">
            <text:p>0.000143872</text:p>
          </table:table-cell>
          <table:table-cell office:value-type="float" office:value="3.2592E-4" table:style-name="ce3">
            <text:p>0.00032592</text:p>
          </table:table-cell>
          <table:table-cell office:value-type="float" office:value="9.0048000000000005E-4" table:style-name="ce3">
            <text:p>0.00090048</text:p>
          </table:table-cell>
          <table:table-cell office:value-type="float" office:value="2.8646718999999999E-3" table:style-name="ce3">
            <text:p>0.002864672</text:p>
          </table:table-cell>
          <table:table-cell office:value-type="float" office:value="1.03563843E-2" table:style-name="ce3">
            <text:p>0.010356384</text:p>
          </table:table-cell>
          <table:table-cell office:value-type="float" office:value="4.0196094699999997E-2" table:style-name="ce3">
            <text:p>0.040196095</text:p>
          </table:table-cell>
          <table:table-cell office:value-type="float" office:value="0.15946386749999999" table:style-name="ce3">
            <text:p>0.159463868</text:p>
          </table:table-cell>
          <table:table-cell office:value-type="float" office:value="0.54221773149999997" table:style-name="ce3">
            <text:p>0.542217732</text:p>
          </table:table-cell>
          <table:table-cell office:value-type="float" office:value="2.1861290931999999" table:style-name="ce3">
            <text:p>2.186129093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1.4521599999999999E-4" table:style-name="ce3">
            <text:p>0.000145216</text:p>
          </table:table-cell>
          <table:table-cell office:value-type="float" office:value="3.2454400000000002E-4" table:style-name="ce3">
            <text:p>0.000324544</text:p>
          </table:table-cell>
          <table:table-cell office:value-type="float" office:value="8.7484800000000001E-4" table:style-name="ce3">
            <text:p>0.000874848</text:p>
          </table:table-cell>
          <table:table-cell office:value-type="float" office:value="2.8671998999999998E-3" table:style-name="ce3">
            <text:p>0.0028672</text:p>
          </table:table-cell>
          <table:table-cell office:value-type="float" office:value="1.03210565E-2" table:style-name="ce3">
            <text:p>0.010321057</text:p>
          </table:table-cell>
          <table:table-cell office:value-type="float" office:value="4.0202081200000003E-2" table:style-name="ce3">
            <text:p>0.040202081</text:p>
          </table:table-cell>
          <table:table-cell office:value-type="float" office:value="0.1593959928" table:style-name="ce3">
            <text:p>0.159395993</text:p>
          </table:table-cell>
          <table:table-cell office:value-type="float" office:value="0.5859860778" table:style-name="ce3">
            <text:p>0.585986078</text:p>
          </table:table-cell>
          <table:table-cell office:value-type="float" office:value="2.2214651108000001" table:style-name="ce3">
            <text:p>2.221465111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1.45344E-4" table:style-name="ce3">
            <text:p>0.000145344</text:p>
          </table:table-cell>
          <table:table-cell office:value-type="float" office:value="3.1263999999999999E-4" table:style-name="ce3">
            <text:p>0.00031264</text:p>
          </table:table-cell>
          <table:table-cell office:value-type="float" office:value="8.8025600000000005E-4" table:style-name="ce3">
            <text:p>0.000880256</text:p>
          </table:table-cell>
          <table:table-cell office:value-type="float" office:value="2.8698239E-3" table:style-name="ce3">
            <text:p>0.002869824</text:p>
          </table:table-cell>
          <table:table-cell office:value-type="float" office:value="1.0383295799999999E-2" table:style-name="ce3">
            <text:p>0.010383296</text:p>
          </table:table-cell>
          <table:table-cell office:value-type="float" office:value="4.0212318300000001E-2" table:style-name="ce3">
            <text:p>0.040212318</text:p>
          </table:table-cell>
          <table:table-cell office:value-type="float" office:value="0.1596517116" table:style-name="ce3">
            <text:p>0.159651712</text:p>
          </table:table-cell>
          <table:table-cell office:value-type="float" office:value="0.53227305410000003" table:style-name="ce3">
            <text:p>0.532273054</text:p>
          </table:table-cell>
          <table:table-cell office:value-type="float" office:value="2.2013914584999998" table:style-name="ce3">
            <text:p>2.201391459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1.4748800000000001E-4" table:style-name="ce3">
            <text:p>0.000147488</text:p>
          </table:table-cell>
          <table:table-cell office:value-type="float" office:value="3.2511999999999998E-4" table:style-name="ce3">
            <text:p>0.00032512</text:p>
          </table:table-cell>
          <table:table-cell office:value-type="float" office:value="8.8620799999999998E-4" table:style-name="ce3">
            <text:p>0.000886208</text:p>
          </table:table-cell>
          <table:table-cell office:value-type="float" office:value="2.86112E-3" table:style-name="ce3">
            <text:p>0.00286112</text:p>
          </table:table-cell>
          <table:table-cell office:value-type="float" office:value="1.04207043E-2" table:style-name="ce3">
            <text:p>0.010420704</text:p>
          </table:table-cell>
          <table:table-cell office:value-type="float" office:value="4.0210239600000003E-2" table:style-name="ce3">
            <text:p>0.04021024</text:p>
          </table:table-cell>
          <table:table-cell office:value-type="float" office:value="0.15942981840000001" table:style-name="ce3">
            <text:p>0.159429818</text:p>
          </table:table-cell>
          <table:table-cell office:value-type="float" office:value="0.77171611790000005" table:style-name="ce3">
            <text:p>0.771716118</text:p>
          </table:table-cell>
          <table:table-cell office:value-type="float" office:value="2.2107746600999998" table:style-name="ce3">
            <text:p>2.21077466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1.4956799999999999E-4" table:style-name="ce3">
            <text:p>0.000149568</text:p>
          </table:table-cell>
          <table:table-cell office:value-type="float" office:value="3.17888E-4" table:style-name="ce3">
            <text:p>0.000317888</text:p>
          </table:table-cell>
          <table:table-cell office:value-type="float" office:value="8.7200000000000005E-4" table:style-name="ce3">
            <text:p>0.000872</text:p>
          </table:table-cell>
          <table:table-cell office:value-type="float" office:value="2.8744E-3" table:style-name="ce3">
            <text:p>0.0028744</text:p>
          </table:table-cell>
          <table:table-cell office:value-type="float" office:value="1.0367039600000001E-2" table:style-name="ce3">
            <text:p>0.01036704</text:p>
          </table:table-cell>
          <table:table-cell office:value-type="float" office:value="4.0253534899999999E-2" table:style-name="ce3">
            <text:p>0.040253535</text:p>
          </table:table-cell>
          <table:table-cell office:value-type="float" office:value="0.15966556970000001" table:style-name="ce3">
            <text:p>0.15966557</text:p>
          </table:table-cell>
          <table:table-cell office:value-type="float" office:value="0.53699010609999998" table:style-name="ce3">
            <text:p>0.536990106</text:p>
          </table:table-cell>
          <table:table-cell office:value-type="float" office:value="2.2053992748" table:style-name="ce3">
            <text:p>2.205399275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1.62848E-4" table:style-name="ce3">
            <text:p>0.000162848</text:p>
          </table:table-cell>
          <table:table-cell office:value-type="float" office:value="3.20928E-4" table:style-name="ce3">
            <text:p>0.000320928</text:p>
          </table:table-cell>
          <table:table-cell office:value-type="float" office:value="8.8828799999999999E-4" table:style-name="ce3">
            <text:p>0.000888288</text:p>
          </table:table-cell>
          <table:table-cell office:value-type="float" office:value="2.8945920000000001E-3" table:style-name="ce3">
            <text:p>0.002894592</text:p>
          </table:table-cell>
          <table:table-cell office:value-type="float" office:value="1.03776958E-2" table:style-name="ce3">
            <text:p>0.010377696</text:p>
          </table:table-cell>
          <table:table-cell office:value-type="float" office:value="4.0253151199999997E-2" table:style-name="ce3">
            <text:p>0.040253151</text:p>
          </table:table-cell>
          <table:table-cell office:value-type="float" office:value="0.159571141" table:style-name="ce3">
            <text:p>0.159571141</text:p>
          </table:table-cell>
          <table:table-cell office:value-type="float" office:value="0.55588829520000005" table:style-name="ce3">
            <text:p>0.555888295</text:p>
          </table:table-cell>
          <table:table-cell office:value-type="float" office:value="2.3654153347000002" table:style-name="ce3">
            <text:p>2.365415335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1.7232E-4" table:style-name="ce3">
            <text:p>0.00017232</text:p>
          </table:table-cell>
          <table:table-cell office:value-type="float" office:value="3.16576E-4" table:style-name="ce3">
            <text:p>0.000316576</text:p>
          </table:table-cell>
          <table:table-cell office:value-type="float" office:value="8.7631999999999999E-4" table:style-name="ce3">
            <text:p>0.00087632</text:p>
          </table:table-cell>
          <table:table-cell office:value-type="float" office:value="2.8615999000000001E-3" table:style-name="ce3">
            <text:p>0.0028616</text:p>
          </table:table-cell>
          <table:table-cell office:value-type="float" office:value="1.03762886E-2" table:style-name="ce3">
            <text:p>0.010376289</text:p>
          </table:table-cell>
          <table:table-cell office:value-type="float" office:value="4.0212031500000002E-2" table:style-name="ce3">
            <text:p>0.040212032</text:p>
          </table:table-cell>
          <table:table-cell office:value-type="float" office:value="0.1597878486" table:style-name="ce3">
            <text:p>0.159787849</text:p>
          </table:table-cell>
          <table:table-cell office:value-type="float" office:value="0.53658711910000001" table:style-name="ce3">
            <text:p>0.536587119</text:p>
          </table:table-cell>
          <table:table-cell office:value-type="float" office:value="2.1920983790999999" table:style-name="ce3">
            <text:p>2.192098379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float" office:value="1.7337599999999999E-4" table:style-name="ce3">
            <text:p>0.000173376</text:p>
          </table:table-cell>
          <table:table-cell office:value-type="float" office:value="3.2128000000000001E-4" table:style-name="ce3">
            <text:p>0.00032128</text:p>
          </table:table-cell>
          <table:table-cell office:value-type="float" office:value="8.8643200000000004E-4" table:style-name="ce3">
            <text:p>0.000886432</text:p>
          </table:table-cell>
          <table:table-cell office:value-type="float" office:value="2.8620799999999999E-3" table:style-name="ce3">
            <text:p>0.00286208</text:p>
          </table:table-cell>
          <table:table-cell office:value-type="float" office:value="1.03615038E-2" table:style-name="ce3">
            <text:p>0.010361504</text:p>
          </table:table-cell>
          <table:table-cell office:value-type="float" office:value="4.0276896200000002E-2" table:style-name="ce3">
            <text:p>0.040276896</text:p>
          </table:table-cell>
          <table:table-cell office:value-type="float" office:value="0.1598064303" table:style-name="ce3">
            <text:p>0.15980643</text:p>
          </table:table-cell>
          <table:table-cell office:value-type="float" office:value="0.53675127030000003" table:style-name="ce3">
            <text:p>0.53675127</text:p>
          </table:table-cell>
          <table:table-cell office:value-type="float" office:value="2.2225077151999999" table:style-name="ce3">
            <text:p>2.22250771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verage</text:p>
          </table:table-cell>
          <table:table-cell office:value-type="float" office:value="1.5275199999999998E-4" table:formula="of:=AVERAGE([.B53:.B62])" table:style-name="ce3">
            <text:p>0.000152752</text:p>
          </table:table-cell>
          <table:table-cell office:value-type="float" office:value="3.2070719999999995E-4" table:formula="of:=AVERAGE([.C53:.C62])" table:style-name="ce3">
            <text:p>0.000320707</text:p>
          </table:table-cell>
          <table:table-cell office:value-type="float" office:value="8.8255359999999999E-4" table:formula="of:=AVERAGE([.D53:.D62])" table:style-name="ce3">
            <text:p>0.000882554</text:p>
          </table:table-cell>
          <table:table-cell office:value-type="float" office:value="2.8715231800000001E-3" table:formula="of:=AVERAGE([.E53:.E62])" table:style-name="ce3">
            <text:p>0.002871523</text:p>
          </table:table-cell>
          <table:table-cell office:value-type="float" office:value="1.0378563220000001E-2" table:formula="of:=AVERAGE([.F53:.F62])" table:style-name="ce3">
            <text:p>0.010378563</text:p>
          </table:table-cell>
          <table:table-cell office:value-type="float" office:value="4.0224019079999999E-2" table:formula="of:=AVERAGE([.G53:.G62])" table:style-name="ce3">
            <text:p>0.040224019</text:p>
          </table:table-cell>
          <table:table-cell office:value-type="float" office:value="0.15961028933999999" table:formula="of:=AVERAGE([.H53:.H62])" table:style-name="ce3">
            <text:p>0.159610289</text:p>
          </table:table-cell>
          <table:table-cell office:value-type="float" office:value="0.65041892529000001" table:formula="of:=AVERAGE([.I53:.I62])" table:style-name="ce3">
            <text:p>0.650418925</text:p>
          </table:table-cell>
          <table:table-cell office:value-type="float" office:value="2.2233169793999998" table:formula="of:=AVERAGE([.J53:.J62])" table:style-name="ce3">
            <text:p>2.22331697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tdev</text:p>
          </table:table-cell>
          <table:table-cell office:value-type="float" office:value="1.2022447744855363E-5" table:formula="of:=STDEV([.B$53:.B$62])" table:style-name="ce3">
            <text:p>1.20224E-05</text:p>
          </table:table-cell>
          <table:table-cell office:value-type="float" office:value="4.6784114302945965E-6" table:formula="of:=STDEV([.C$53:.C$62])" table:style-name="ce3">
            <text:p>4.67841E-06</text:p>
          </table:table-cell>
          <table:table-cell office:value-type="float" office:value="8.3432672949843619E-6" table:formula="of:=STDEV([.D$53:.D$62])" table:style-name="ce3">
            <text:p>8.34327E-06</text:p>
          </table:table-cell>
          <table:table-cell office:value-type="float" office:value="1.2413418351552786E-5" table:formula="of:=STDEV([.E$53:.E$62])" table:style-name="ce3">
            <text:p>1.24134E-05</text:p>
          </table:table-cell>
          <table:table-cell office:value-type="float" office:value="5.0080940488501898E-5" table:formula="of:=STDEV([.F$53:.F$62])" table:style-name="ce3">
            <text:p>5.00809E-05</text:p>
          </table:table-cell>
          <table:table-cell office:value-type="float" office:value="2.9273062851282151E-5" table:formula="of:=STDEV([.G$53:.G$62])" table:style-name="ce3">
            <text:p>2.92731E-05</text:p>
          </table:table-cell>
          <table:table-cell office:value-type="float" office:value="1.4807494763415823E-4" table:formula="of:=STDEV([.H$53:.H$62])" table:style-name="ce3">
            <text:p>0.000148075</text:p>
          </table:table-cell>
          <table:table-cell office:value-type="float" office:value="0.26428950901256831" table:formula="of:=STDEV([.I$53:.I$62])" table:style-name="ce3">
            <text:p>0.264289509</text:p>
          </table:table-cell>
          <table:table-cell office:value-type="float" office:value="5.138779199794475E-2" table:formula="of:=STDEV([.J$53:.J$62])" table:style-name="ce3">
            <text:p>0.051387792</text:p>
          </table:table-cell>
          <table:table-cell table:number-columns-repeated="16374"/>
        </table:table-row>
        <table:table-row table:number-rows-repeated="37" table:style-name="ro1">
          <table:table-cell table:number-columns-repeated="10" table:style-name="ce3"/>
          <table:table-cell table:number-columns-repeated="16374"/>
        </table:table-row>
        <table:table-row table:number-rows-repeated="1048475" table:style-name="ro2">
          <table:table-cell table:number-columns-repeated="16384"/>
        </table:table-row>
      </table:table>
      <table:database-ranges>
        <table:database-range table:target-range-address="Sheet1.B37:Sheet1.J48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creator>Achilleas</dc:creator>
    <meta:creation-date>2022-11-20T19:39:11Z</meta:creation-date>
    <dc:date>2022-11-21T20:24:16Z</dc:date>
    <meta:editing-cycles>6</meta:editing-cycles>
    <meta:editing-duration>PT5191S</meta:editing-duration>
  </office:meta>
</office:document-meta>
</file>